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text-properties fo:font-size="22pt" style:font-size-asian="22pt" style:font-size-complex="22pt"/>
    </style:style>
    <style:style style:name="P2" style:parent-style-name="Heading2" style:family="paragraph">
      <style:paragraph-properties fo:text-align="center"/>
      <style:text-properties fo:font-size="16pt" style:font-size-asian="16pt" style:font-size-complex="16pt"/>
    </style:style>
    <style:style style:name="P3" style:parent-style-name="Heading2" style:family="paragraph">
      <style:text-properties fo:font-size="16pt" style:font-size-asian="16pt" style:font-size-complex="16pt"/>
    </style:style>
    <style:style style:name="P4" style:parent-style-name="Normal" style:family="paragraph">
      <style:paragraph-properties fo:text-align="justify"/>
    </style:style>
    <style:style style:name="P5" style:parent-style-name="Heading2" style:family="paragraph">
      <style:text-properties fo:font-size="16pt" style:font-size-asian="16pt" style:font-size-complex="16pt"/>
    </style:style>
    <style:style style:name="P6" style:parent-style-name="Heading2" style:family="paragraph">
      <style:text-properties fo:font-size="16pt" style:font-size-asian="16pt" style:font-size-complex="16pt"/>
    </style:style>
    <style:style style:name="P7" style:parent-style-name="Normal" style:family="paragraph">
      <style:paragraph-properties fo:text-align="justify"/>
      <style:text-properties fo:font-weight="bold" style:font-weight-asian="bold"/>
    </style:style>
    <style:style style:name="P8" style:parent-style-name="Normal" style:family="paragraph">
      <style:paragraph-properties fo:text-align="justify"/>
    </style:style>
    <style:style style:name="P9" style:parent-style-name="Normal" style:family="paragraph">
      <style:paragraph-properties fo:text-align="justify"/>
      <style:text-properties fo:font-weight="bold" style:font-weight-asian="bold"/>
    </style:style>
    <style:style style:name="P10" style:parent-style-name="Normal" style:family="paragraph">
      <style:paragraph-properties fo:text-align="justify"/>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style>
    <style:style style:name="P13" style:parent-style-name="Heading2" style:family="paragraph">
      <style:text-properties fo:font-size="16pt" style:font-size-asian="16pt" style:font-size-complex="16pt"/>
    </style:style>
    <style:style style:name="P14" style:parent-style-name="Heading2" style:family="paragraph">
      <style:text-properties fo:font-size="16pt" style:font-size-asian="16pt" style:font-size-complex="16pt"/>
    </style:style>
    <style:style style:name="P15" style:parent-style-name="Normal" style:family="paragraph">
      <style:paragraph-properties fo:text-align="justify"/>
    </style:style>
    <style:style style:name="P16" style:parent-style-name="Normal" style:family="paragraph">
      <style:paragraph-properties fo:text-align="justify"/>
    </style:style>
  </office:automatic-styles>
  <office:body>
    <office:text text:use-soft-page-breaks="true">
      <text:h text:style-name="P1" text:outline-level="1">ABC’s Inventory Management System</text:h>
      <text:h text:style-name="P2" text:outline-level="2">Non-Functional Requirements Specification</text:h>
      <text:p text:style-name="Normal"/>
      <text:h text:style-name="P3" text:outline-level="2">Introduction<text:s/></text:h>
      <text:p text:style-name="P4">This document specifies the requirements of the system. This document will describe the<text:s/>functional requirement of the system followed by the non-functional requirement. Moreover, the system will describe the expectations of the system interface including the user interface and the interfaces to external systems or devices. <text:s/>The system will also describe the business rules for the project.<text:s/>Finally,<text:s/>the document will describe the system constraint and compliance respectively.<text:s/></text:p>
      <text:h text:style-name="P5" text:outline-level="2">System-Wide Functional Requirements<text:s/></text:h>
      <text:p text:style-name="Normal">Authentication</text:p>
      <text:p text:style-name="Normal">Searching<text:s/></text:p>
      <text:p text:style-name="Normal">Transferring<text:s/></text:p>
      <text:p text:style-name="Normal">Confirming<text:s/></text:p>
      <text:h text:style-name="P6" text:outline-level="2">System Qualities<text:s/></text:h>
      <text:p text:style-name="P7">Usability</text:p>
      <text:p text:style-name="P8">The<text:s/>system should have a very basic and consistent UI. The system must have a white or gray background while buttons and links should have black font color so that these elements are very clear. <text:s/>The system must be available in English. The system must be displayed full screen when launching the application. However, the system should allow users to change the size.</text:p>
      <text:p text:style-name="P9">Reliability</text:p>
      <text:p text:style-name="P10">The system can have at most 100 hours of downtime per year. For normal breakdowns, the system must be able to restart and continue normal functions. For major breakdowns, the system must be able to display appropriate message which helps to identify the severity of the breakdown.<text:s/></text:p>
      <text:p text:style-name="P11">Performance<text:s/></text:p>
      <text:p text:style-name="P12">The system must have a reasonable response time. Lagging of the program should be avoided. Processing time must be less than 3 seconds. During high traffic, the processing time should be 5 seconds at most. Queries should be processed in a reasonable time too.</text:p>
      <text:h text:style-name="P13" text:outline-level="2">System Interfaces</text:h>
      <text:h text:style-name="P14" text:outline-level="2">Business Rules<text:s/></text:h>
      <text:p text:style-name="P15">ABC is a retail company selling men’s clothing in NSW. The<text:s/>company needs a new digital inventory system to well manage and distribute stocks to its 3 stores throughout NSW. The system needs to have<text:s/></text:p>
      <text:p text:style-name="Normal"/>
      <text:p text:style-name="Normal"/>
      <text:p text:style-name="Normal"/>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irish Maharjan</meta:initial-creator>
    <dc:creator>Shirish Maharjan</dc:creator>
    <meta:creation-date>2018-03-20T09:50:00Z</meta:creation-date>
    <dc:date>2018-03-21T10:09:00Z</dc:date>
    <meta:template xlink:href="Normal" xlink:type="simple"/>
    <meta:editing-cycles>3</meta:editing-cycles>
    <meta:editing-duration>PT6960S</meta:editing-duration>
    <meta:document-statistic meta:page-count="2" meta:paragraph-count="3" meta:word-count="277" meta:character-count="1858" meta:row-count="13" meta:non-whitespace-character-count="1584"/>
  </office:meta>
</office:document-meta>
</file>